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neva" svg:font-family="Genev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line-height="100%" fo:text-align="start" style:justify-single-word="false" fo:text-indent="0in" style:auto-text-indent="false"/>
    </style:style>
    <style:style style:name="P2" style:family="paragraph" style:parent-style-name="Standard" style:master-page-name="Page_20_Style_20_1">
      <style:paragraph-properties fo:margin-left="0in" fo:margin-right="0in" fo:margin-top="0in" fo:margin-bottom="0in" style:contextual-spacing="false" fo:line-height="100%" fo:text-align="start" style:justify-single-word="false" fo:text-indent="0in" style:auto-text-indent="false" style:page-number="auto"/>
      <style:text-properties fo:color="#000000" style:font-name="Geneva" fo:font-size="12pt" style:font-name-asian="Geneva" style:font-size-asian="12pt" style:font-name-complex="Geneva" style:font-size-complex="12pt"/>
    </style:style>
    <style:style style:name="P3"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Geneva" fo:font-size="12pt" style:font-name-asian="Geneva" style:font-size-asian="12pt" style:font-name-complex="Geneva" style:font-size-complex="12pt"/>
    </style:style>
    <style:style style:name="T1" style:family="text">
      <style:text-properties fo:color="#000000" style:font-name="Geneva" fo:font-size="12pt" style:font-name-asian="Geneva" style:font-size-asian="12pt" style:font-name-complex="Geneva"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gramming exam </text:p>
      <text:p text:style-name="P3">Available time: 60 minutes </text:p>
      <text:p text:style-name="P3"/>
      <text:p text:style-name="P3">You are asked to write a program, coded in C language, to analyze a combinational digital circuit. <text:s/></text:p>
      <text:p text:style-name="P3">An ASCII file contains the description of the circuit, according to the following format: </text:p>
      <text:p text:style-name="P3">&lt;name&gt; &lt;logic gate&gt; &lt;inputs&gt; &lt;outputs&gt; &lt;input 1&gt;&lt;last input&gt; &lt;output&gt; &lt;delay&gt; </text:p>
      <text:p text:style-name="P3"/>
      <text:p text:style-name="P3">Where: </text:p>
      <text:p text:style-name="P3">&lt;name&gt; is a string with no more than 20 chars with the name of the logic gate. </text:p>
      <text:p text:style-name="P3">&lt;logic gate&gt; is a string with no more than 20 chars that identifies the type of logic gate. It can be INPUT, OUTPUT, AND, OR, NOT. </text:p>
      <text:p text:style-name="P3">&lt;inputs&gt; is an integer <text:s/>equal to 0 for INPUT, 1 for NOT or OUTPUT, 2 for AND, and OR. </text:p>
      <text:p text:style-name="P3">&lt;outputs&gt; is an integer <text:s/>equal to 0 for OUTPUT, or greater than 0 otherwise. </text:p>
      <text:p text:style-name="P3">&lt;input 1&gt;, &lt;last input&gt;, &lt;output&gt; are strings with no more than 20 chars each, which identifies the names of the input/output net for the logic gates. </text:p>
      <text:p text:style-name="P3">&lt;delay&gt; is an integer that identifies the time the logic gate takes for computing its function. </text:p>
      <text:p text:style-name="P3"/>
      <text:p text:style-name="P3">The program, after reading the file containing the circuit description, has to compute the critical path of the circuit, which can be defined as the path connecting a gate of type INPUT with one of type OUTPUT for whom the sum of the delay of the gates in the path is the highest among all the possible paths in the circuit. </text:p>
      <text:p text:style-name="P3">You are asked to: </text:p>
      <text:p text:style-name="P3">Define the data structures that are best suited for storing the information the program has to elaborate. </text:p>
      <text:p text:style-name="P3">Code in C language the functions needed to load the data structures in memory. </text:p>
      <text:p text:style-name="P3">Code in C language the functions needed to find the critical path. </text:p>
      <text:p text:style-name="P3">Example </text:p>
      <text:p text:style-name="P3">A INPUT 0 1 net1 1 </text:p>
      <text:p text:style-name="P3">B INPUT 0 1 net2 1 </text:p>
      <text:p text:style-name="P3">C INPUT 0 1 net3 1 </text:p>
      <text:p text:style-name="P3">G1 NOT 1 1 net1 net4 1 </text:p>
      <text:p text:style-name="P3">G2 OR 2 1 met3 net4 net5 1 </text:p>
      <text:p text:style-name="P3">G3 AND 2 1 net4 net2 net6 2 </text:p>
      <text:p text:style-name="P3">G4 AND 2 1 net6 net5 net7 2 </text:p>
      <text:p text:style-name="P3">D OUTPUT 1 0 net6 1 </text:p>
      <text:p text:style-name="P3">E OUTPUT 1 0 net7 1 </text:p>
      <text:p text:style-name="P3"/>
      <text:p text:style-name="P3">In this example the critical path is A/G1/G3/G4/E with a delay of 7. <text:s/></text:p>
      <text:p text:style-name="P3"><text:soft-page-break/>You must deliver a copy of the program at the end of the exam. The fully functional version of the program should then be sent to HYPERLINK "mailto:massimo.violante@polito.it"massimo.violante@polito.it by September 9thth, at 14.00. In case the fully working version of the program is not sent by the deadline, the programming exam is considered as not passed.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neva" svg:font-family="Genev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Page_20_Style_20_1" style:display-name="Page Style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6-29T00:58:53.315598260</dc:date>
    <meta:document-statistic meta:table-count="0" meta:image-count="0" meta:object-count="0" meta:page-count="2" meta:paragraph-count="29" meta:word-count="405" meta:character-count="2176" meta:non-whitespace-character-count="1766"/>
    <meta:generator>LibreOffice/4.2.7.2$Linux_X86_64 LibreOffice_project/420m0$Build-2</meta:generator>
  </office:meta>
</office:document-meta>
</file>